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CODE</text:p>
      <text:p text:style-name="P1"><text:span text:style-name="T1"/></text:p>
      <text:p text:style-name="P1"><text:span text:style-name="T2">Pseudocode</text:span><text:span text:style-name="T1"> is a program written in easy-to-read english, rather than in a programming language that can be understood by a computer, but is harder for a human to read and understand. <text:s/></text:span></text:p>
      <text:p text:style-name="P1"><text:span text:style-name="T1"/></text:p>
      <text:p text:style-name="P1"><text:span text:style-name="T1">Generally, before a programmer begins writing a program, they will write it out in pseudocode to help them plan and design the program. <text:s/>Writing this easy to read pseudocode is a big help to programmers in figuring out what needs to be done, how to do it, and what order to do it in.</text:span></text:p>
      <text:p text:style-name="P1"><text:span text:style-name="T1"/></text:p>
      <text:p text:style-name="P1"><text:span text:style-name="T1">However, this program executes the psuedocode you write for you, so you don't have to 'translate' it from pseudocode into real code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lair L</dc:creator>
    <dc:date>2009-03-08T20:54:4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10" meta:character-count="609"/>
  </office:meta>
</office:document-meta>
</file>